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2424D849EF9272B49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4.776cm" draw:z-index="0"><draw:image xlink:href="Pictures/1000000100000299000002424D849EF9272B49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20:31:24.826687590</meta:creation-date>
    <dc:date>2023-06-01T20:31:46.671679117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